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李秉叡 | 2008.12.30 22:25 | </text:span><text:span text:style-name="T2">#</text:span></text:p>
      <text:p text:style-name="P2"><text:span text:style-name="T1">利傳田：以色列不撤出佔領地 以巴問題難解</text:span></text:p>
      <text:p text:style-name="P2"><text:span text:style-name="T3"><text:line-break/></text:span><text:span text:style-name="T1">更新日期:2008/12/30 16:56 海青青</text:span></text:p>
      <text:p text:style-name="P2"><text:span text:style-name="T1">以色列持續空襲巴勒斯坦哈瑪斯組織所掌控的加薩走廊，已經造成千人以上的死傷，雖然國際表達嚴重關切並且呼籲雙方停火，但以色列顯然不打算就此罷手。以色列國防部長巴拉克更宣布，以色列已經和哈瑪斯展開「全面戰爭」；以色列並且誓言，要將哈瑪斯在加薩走廊內的所有建築物夷為平地。事實上，以巴衝突多年，以色列這波強勢攻擊，真能對巴勒斯坦激進組織「哈瑪斯」產生嚇阻效果嗎？美國過去堅持不與哈瑪斯談判的立場是否可能因此波衝突而出現調整？</text:span></text:p>
      <text:p text:style-name="P2"><text:span text:style-name="T3"><text:line-break/></text:span><text:span text:style-name="T1">台灣政治大學阿拉伯語文學系副教授利傳田，30日接受中央廣播電台新聞部專訪時表示，以色列此波強勢攻擊主要是要嚇阻哈瑪斯組織對以色列持續進行的火箭炮攻擊，希望一次給予重擊，甚至摧毀其藏匿武器的處所。同時，利傳田認為，和平談判無法解決以巴衝突，主要癥結在於以色列不願遵守聯合國協議，從當年的佔領地撤軍。</text:span></text:p>
      <text:p text:style-name="P2"><text:span text:style-name="T3"><text:line-break/></text:span><text:span text:style-name="T1">利傳田說：</text:span></text:p>
      <text:p text:style-name="P2"><text:span text:style-name="T3"><text:line-break/></text:span><text:span text:style-name="T1">『若是（美國總統當選人）歐巴馬願意以和平談判來解決巴勒斯坦的問題的話，巴勒斯坦的問題還是無法解決，因為最重要的一個問題就是，以色列從1967年到現在，都不願意遵守安理會所提出的242跟338的決議，這兩個決議的主要宗旨，就是要以色列從軍事佔領的地方撤軍，然後附近鄰近的阿拉伯國家就要承認以色列的安全與存在；但是，目前為止，以色列從來沒有在考慮是要從巴勒斯坦的，現在來講的話，是加薩走廊、還有約旦河西岸，包括耶路撒冷、甚至我們很少人提到的就是敘利亞的戈蘭高地，到目前為止，這三個地方都沒有撤軍。』</text:span></text:p>
      <text:p text:style-name="P2"><text:span text:style-name="T3"><text:line-break/></text:span><text:span text:style-name="T1">利傳田指出，以色列不撤軍，週邊國家就不可能保證以色列的安全並承認其地位；因此，只要以色列不讓步，以巴衝突就無法避免。</text:span></text:p>
      <text:p text:style-name="P2"><text:span text:style-name="T3"><text:line-break/></text:span><text:span text:style-name="T1">此外，利傳田進一步表示，以巴問題有4大癥結，包括領土問題、耶路撒冷定位問題、巴勒斯坦難民返鄉問題、以及水資源分配問題，這4大問題都十分棘手；雖然美國曾經幾乎促成各方達成協議，但最終仍然功敗垂成，原因在於以色列無法讓步。因此，利傳田認為，以巴和平有待各方各退一步協商，否則難以樂觀。</text:span></text:p>
      <text:p text:style-name="P2"><text:span text:style-name="T3"><text:line-break/></text:span><text:span text:style-name="T1">文章來源：http://tw.news.yahoo.com/article/url/d/a/081230/58/1c2r7.html</text:span></text:p>
      <text:p text:style-name="P1"><text:span text:style-name="T1">李秉叡 | 2008.12.29 08:50 | </text:span><text:span text:style-name="T2">#</text:span></text:p>
      <text:p text:style-name="P3"><text:span text:style-name="T1">觀天下》以暴制暴 加薩難寧</text:span><text:span text:style-name="T3"><text:line-break/><text:line-break/></text:span><text:span text:style-name="T1">【聯合報╱國際中心／夏嘉玲】 2008.12.29 03:23 am</text:span><text:span text:style-name="T3"><text:line-break/><text:line-break/><text:line-break/></text:span><text:span text:style-name="T1">以色列奇襲加薩走廊，充分顯示以國把巴勒斯坦好戰組織哈瑪斯政權逐出加薩地區的政策失敗。</text:span></text:p>
      <text:p text:style-name="P3"><text:span text:style-name="T1">以巴衝突惡性循環已久，以國堅持要哈瑪斯停止火箭攻擊以國南部邊城，哈瑪斯則不願為火箭攻擊負責，反要以國先停止攻擊加薩，並開放加薩邊界，雙方如此互攻已有一年多。</text:span></text:p>
      <text:p text:style-name="P3"><text:span text:style-name="T1">埃及居間斡旋並於6月促成的以巴停火協議19日期滿後，以色列加強對140萬名巴勒斯坦人居住的加薩圍城，僅偶爾開放人道補給物資進入加薩。上星期，哈瑪斯一天內密集發射80枚火箭攻擊以色列，未造成傷亡，卻成為以國政府改變政策的轉捩點。</text:span></text:p>
      <text:p text:style-name="P3"><text:span text:style-name="T1">這次攻擊也和以國國內情勢很有關係。以國明年2月10日將舉行大選，指責鴿派外長兼執政黨前進黨黨魁李夫尼國防立場軟弱的聲浪日高，在鷹派聯合黨黨魁、前總理內唐亞胡領先下，前進黨若想保住政權，勢必不能繼續坐視南部邊城被哈瑪斯攻擊。</text:span></text:p>
      <text:p text:style-name="P3"><text:span text:style-name="T1">以色列的終極目標是製造巴人無法忍受的情況，逼哈瑪斯改變對以國的強硬立場，或讓加薩民眾起而反對哈瑪斯政權，但就這兩點來說，空襲加薩一點成效也沒有。</text:span></text:p>
      <text:p text:style-name="P3"><text:span text:style-name="T1">哈瑪斯只想保住政權，在約旦河西岸向政敵法塔組織奪權，而非積極爭取巴人福祉，對建國也提不出政策。</text:span></text:p>
      <text:p text:style-name="P3"><text:span text:style-name="T1">加薩民眾對以國和哈瑪斯同感絕望憤怒，但圍城讓加薩變成超大監獄，年輕人在前景茫然下變得激進，爭相加入哈瑪斯，成為源源不絕的新血。</text:span></text:p>
      <text:p text:style-name="P3"><text:span text:style-name="T1">這次空襲雖削弱哈瑪斯勢力，可能遏止哈瑪斯在2月以國大選前繼續攻擊以國，但除非雙方達成協議停止以暴制暴，否則以巴難有和平的一天。</text:span></text:p>
      <text:p text:style-name="P3"><text:span text:style-name="T1">【2008/12/29 聯合報】@ http://udn.com/</text:span><text:span text:style-name="T3"><text:line-break/><text:line-break/></text:span><text:span text:style-name="T1">文章來源：http://udn.com/NEWS/WORLD/WOR3/4663818.shtml</text:span></text:p>
      <text:p text:style-name="P1"><text:span text:style-name="T1">李秉叡 | 2008.12.03 21:41 | </text:span><text:span text:style-name="T2">#</text:span></text:p>
      <text:p text:style-name="P2"><text:span text:style-name="T1">最近再網路上讀到一篇文章，覺得寫的還算不錯，在此和大蝦分享一下：</text:span></text:p>
      <text:p text:style-name="P2"><text:span text:style-name="T1">阿拉法特逝世四周年与“奥斯陆和平进程”批判</text:span></text:p>
      <text:p text:style-name="P2"><text:span text:style-name="T1">2008年11月11日</text:span><text:span text:style-name="T3"><text:line-break/></text:span><text:span text:style-name="T1">作者 劉波 23:03 | 點擊 (177) | 本文地址 | 最新回復 (12) | 一般分類</text:span></text:p>
      <text:p text:style-name="P2"><text:span text:style-name="T1">內容提要</text:span></text:p>
      <text:p text:style-name="P2"><text:span text:style-name="T1">奧斯陸“和平進程”留下的最大問題是，它將一場合法的民族解放運動轉變為一場討價還價的“和談”，所有媒體報導給人的印象都是，以方和巴方是處在平等地位的兩個協商者，但實情卻是一個膘肥體壯、奸詐狡猾的拳擊手和一個骨瘦如柴的弱者對決，後者吃盡苦頭。歷史上從未有過哪一個民族，可以在佔領者拒不退出其領土的情況下，仍然可以通過單純的外交談判來擺脫佔領。包括聯合國決議在內的國際法已經給巴以衝突下了“判決”，所謂“國際社會”的任務是執行判決，而不是站在加害人一方，以無休止的空洞“和談”許諾和遙不可及的美好前景來玩弄被害人。在阿拉法特逝世四周年的時候，我們迫切需要對巴以衝突重新定性：這不是一段溫文爾雅的“和平進程”，而是一個被壓迫民族從一個殖民主義國家統治下求解放的鬥爭。</text:span></text:p>
      <text:p text:style-name="P2"><text:span text:style-name="T3"><text:line-break/></text:span><text:span text:style-name="T1">詳細文章內容：http://liubo.blshe.com/post/176/285621</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